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772in"/>
    </style:style>
    <style:style style:name="co3" style:family="table-column">
      <style:table-column-properties fo:break-before="auto" style:column-width="1.8457in"/>
    </style:style>
    <style:style style:name="co4" style:family="table-column">
      <style:table-column-properties fo:break-before="auto" style:column-width="0.2866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0256in"/>
    </style:style>
    <style:style style:name="co7" style:family="table-column">
      <style:table-column-properties fo:break-before="auto" style:column-width="0.902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3" style:family="table-cell" style:parent-style-name="Default" style:data-style-name="N119">
      <style:text-properties style:font-name="Arial"/>
    </style:style>
    <style:style style:name="ce4" style:family="table-cell" style:parent-style-name="Default" style:data-style-name="N119">
      <style:table-cell-properties fo:background-color="#cccc99"/>
      <style:text-properties style:font-name="Arial"/>
    </style:style>
    <style:style style:name="ce5" style:family="table-cell" style:parent-style-name="Default" style:data-style-name="N119">
      <style:table-cell-properties fo:background-color="#ffcc00"/>
      <style:text-properties style:font-name="Arial"/>
    </style:style>
    <style:style style:name="ce6" style:family="table-cell" style:parent-style-name="Default" style:data-style-name="N119">
      <style:table-cell-properties fo:background-color="#e6e6ff"/>
      <style:text-properties style:font-name="Arial"/>
    </style:style>
    <style:style style:name="ce7" style:family="table-cell" style:parent-style-name="Default" style:data-style-name="N119">
      <style:table-cell-properties fo:background-color="#ff9900"/>
      <style:text-properties style:font-name="Arial"/>
    </style:style>
    <style:style style:name="ce8" style:family="table-cell" style:parent-style-name="Default" style:data-style-name="N119">
      <style:text-properties style:font-name="Arial" style:font-name-asian="Arial Unicode MS" style:font-name-complex="Arial Unicode MS"/>
    </style:style>
    <style:style style:name="ce9" style:family="table-cell" style:parent-style-name="Default">
      <style:table-cell-properties fo:background-color="transparent"/>
      <style:text-properties style:font-name="Arial"/>
    </style:style>
    <style:style style:name="ce10" style:family="table-cell" style:parent-style-name="Default" style:data-style-name="N2">
      <style:table-cell-properties fo:background-color="transparent"/>
      <style:text-properties style:font-name="Arial"/>
    </style:style>
    <style:style style:name="ce11" style:family="table-cell" style:parent-style-name="Default" style:data-style-name="N2">
      <style:table-cell-properties fo:background-color="transparent"/>
      <style:text-properties style:font-name="Arial" style:font-name-asian="Arial Unicode MS" style:font-name-complex="Arial Unicode MS"/>
    </style:style>
    <style:style style:name="ce12" style:family="table-cell" style:parent-style-name="Default" style:data-style-name="N119">
      <style:table-cell-properties fo:background-color="#ff420e"/>
      <style:text-properties style:font-name="Arial"/>
    </style:style>
    <style:style style:name="ce13" style:family="table-cell" style:parent-style-name="Default" style:data-style-name="N2">
      <style:text-properties style:font-name="Arial"/>
    </style:style>
    <style:style style:name="ce14" style:family="table-cell" style:parent-style-name="Default" style:data-style-name="N119">
      <style:table-cell-properties fo:background-color="#ff420e"/>
      <style:text-properties style:font-name="Arial" style:font-name-asian="Arial Unicode MS" style:font-name-complex="Arial Unicode MS"/>
    </style:style>
    <style:style style:name="ce15" style:family="table-cell" style:parent-style-name="Default" style:data-style-name="N119">
      <style:table-cell-properties fo:background-color="#ccffff"/>
      <style:text-properties style:font-name="Arial" style:font-name-asian="Arial Unicode MS" style:font-name-complex="Arial Unicode MS"/>
    </style:style>
    <style:style style:name="ce16" style:family="table-cell" style:parent-style-name="Default" style:data-style-name="N119">
      <style:table-cell-properties fo:background-color="#ccffcc"/>
      <style:text-properties style:font-name="Arial" style:font-name-asian="Arial Unicode MS" style:font-name-complex="Arial Unicode MS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9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1">
          <table:table-cell office:value-type="string">
            <text:p>GBPUSD</text:p>
          </table:table-cell>
          <table:table-cell table:number-columns-repeated="2"/>
          <table:table-cell table:style-name="ce3"/>
          <table:table-cell table:number-columns-repeated="1020"/>
        </table:table-row>
        <table:table-row table:style-name="ro1">
          <table:table-cell office:value-type="string">
            <text:p>Sun 4 Aug 15:04:42</text:p>
          </table:table-cell>
          <table:table-cell table:style-name="ce2" office:value-type="string">
            <text:p>Einsatz in Euro</text:p>
          </table:table-cell>
          <table:table-cell table:style-name="ce2"/>
          <table:table-cell table:style-name="ce4" office:value-type="float" office:value="5000">
            <text:p>5000.0000000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Euro</text:p>
          </table:table-cell>
          <table:table-cell table:style-name="ce2"/>
          <table:table-cell table:style-name="ce5" office:value-type="float" office:value="100">
            <text:p>100.0000000</text:p>
          </table:table-cell>
          <table:table-cell table:style-name="ce10"/>
          <table:table-cell table:number-columns-repeated="2"/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Punkte</text:p>
          </table:table-cell>
          <table:table-cell table:style-name="ce2"/>
          <table:table-cell table:style-name="ce6" office:value-type="float" office:value="1.2156">
            <text:p>1.2156000</text:p>
          </table:table-cell>
          <table:table-cell table:style-name="ce10"/>
          <table:table-cell table:style-name="ce12" table:formula="of:=[.D4]+[.D13]" office:value-type="float" office:value="1.8234">
            <text:p>1.8234000</text:p>
          </table:table-cell>
          <table:table-cell table:style-name="ce14" table:formula="of:=[.D4]-[.D13]" office:value-type="float" office:value="0.6078">
            <text:p>0.6078000</text:p>
          </table:table-cell>
          <table:table-cell table:style-name="ce15" table:formula="of:=[.D4]-[.D9]" office:value-type="float" office:value="1.191288">
            <text:p>1.1912880</text:p>
          </table:table-cell>
          <table:table-cell table:style-name="ce16" table:formula="of:=[.D4]+[.D9]" office:value-type="float" office:value="1.239912">
            <text:p>1.2399120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Hebel</text:p>
          </table:table-cell>
          <table:table-cell table:style-name="ce2"/>
          <table:table-cell table:style-name="ce7" office:value-type="float" office:value="1">
            <text:p>1.0000000</text:p>
          </table:table-cell>
          <table:table-cell table:style-name="ce10"/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Ziel in Prozent</text:p>
          </table:table-cell>
          <table:table-cell table:style-name="ce2"/>
          <table:table-cell table:style-name="ce3" table:formula="of:=[.D3]/([.D2]/100)" office:value-type="float" office:value="2">
            <text:p>2.0000000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Prozent mit Hebel</text:p>
          </table:table-cell>
          <table:table-cell table:style-name="ce2"/>
          <table:table-cell table:style-name="ce8" table:formula="of:=[.D3]/([.D2]/100)/[.D5]" office:value-type="float" office:value="2">
            <text:p>2.000000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Punkt</text:p>
          </table:table-cell>
          <table:table-cell table:style-name="ce2"/>
          <table:table-cell table:style-name="ce3" table:formula="of:=([.D4]/100)*[.D6]" office:value-type="float" office:value="0.024312">
            <text:p>0.0243120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Punkt mit Hebel</text:p>
          </table:table-cell>
          <table:table-cell table:style-name="ce2"/>
          <table:table-cell table:style-name="ce8" table:formula="of:=(([.D4]/100)*[.D6])/[.D5]" office:value-type="float" office:value="0.024312">
            <text:p>0.024312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Euro</text:p>
          </table:table-cell>
          <table:table-cell table:style-name="ce2"/>
          <table:table-cell table:style-name="ce4" office:value-type="float" office:value="2500">
            <text:p>2500.0000000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Prozent</text:p>
          </table:table-cell>
          <table:table-cell table:style-name="ce2"/>
          <table:table-cell table:style-name="ce8" table:formula="of:=[.D10]/([.D2]/100)" office:value-type="float" office:value="50">
            <text:p>50.000000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Punkt</text:p>
          </table:table-cell>
          <table:table-cell table:style-name="ce2"/>
          <table:table-cell table:style-name="ce8" table:formula="of:=([.D4]/100)*[.D11]" office:value-type="float" office:value="0.6078">
            <text:p>0.607800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Punkt mit Hebel</text:p>
          </table:table-cell>
          <table:table-cell table:style-name="ce2"/>
          <table:table-cell table:style-name="ce8" table:formula="of:=(([.D4]/100)*[.D11])/[.D5]" office:value-type="float" office:value="0.6078">
            <text:p>0.607800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Fisch bei Penny in Euro</text:p>
          </table:table-cell>
          <table:table-cell/>
          <table:table-cell table:style-name="ce3" office:value-type="float" office:value="1.29">
            <text:p>1.290000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Fisch anteilig</text:p>
          </table:table-cell>
          <table:table-cell/>
          <table:table-cell table:style-name="ce3" table:formula="of:=[.D3]/[.D14]" office:value-type="float" office:value="77.5193798449612">
            <text:p>77.5193798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4" number:min-integer-digits="1"/>
    </number:number-style>
    <number:number-style style:name="N119">
      <number:number number:decimal-places="7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4">08/04/2019</text:date>, <text:time>15:47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 Berzsinszky</meta:initial-creator>
    <meta:creation-date>2019-07-24T19:57:58</meta:creation-date>
    <dc:date>2019-08-04T15:47:31</dc:date>
    <dc:creator>Viktor Berzsinszky</dc:creator>
    <meta:editing-duration>PT2H10M2S</meta:editing-duration>
    <meta:editing-cycles>95</meta:editing-cycles>
    <meta:generator>OpenOffice/4.1.6$Unix OpenOffice.org_project/416m1$Build-9790</meta:generator>
    <meta:document-statistic meta:table-count="3" meta:cell-count="36" meta:object-count="0"/>
  </office:meta>
</office:document-meta>
</file>